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lkCopyTask.setSourceDirs( Path _sourceD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lkCopyTask.getFile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lkCopyTask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